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fo:min-height="3.256cm"/>
    </style:style>
    <style:style style:name="pr2" style:family="presentation" style:parent-style-name="lyt-aqua-subtitle">
      <style:graphic-properties draw:fill-color="#ffffff" fo:min-height="11.25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>
      <style:graphic-properties draw:auto-grow-height="true" fo:min-height="3.507cm"/>
    </style:style>
    <style:style style:name="pr8" style:family="presentation" style:parent-style-name="lyt-aqua-outline1">
      <style:graphic-properties fo:min-height="11.25cm"/>
    </style:style>
    <style:style style:name="pr9" style:family="presentation" style:parent-style-name="lyt-aqua-notes">
      <style:graphic-properties draw:fill-color="#ffffff" fo:min-height="13.114cm"/>
    </style:style>
    <style:style style:name="P1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troji paskaita</text:p>
          </draw:text-box>
        </draw:frame>
        <draw:frame presentation:style-name="pr2" draw:layer="layout" svg:width="24.599cm" svg:height="11.25cm" svg:x="2cm" svg:y="5.625cm" presentation:class="subtitle" presentation:user-transformed="true">
          <draw:text-box>
            <text:p><text:span text:style-name="T1"/></text:p>
            <text:p><text:span text:style-name="T1"><text:tab/></text:span><text:span text:style-name="T1">Programų pavyzdžiai, jų paleidimas,</text:span></text:p>
            <text:p><text:span text:style-name="T1">programos „debuginimas“</text:span></text:p>
            <text:p/>
            <text:p><text:span text:style-name="T2">Julius Andrikonis</text:span></text:p>
            <text:p><text:span text:style-name="T2"><text:a xlink:href="mailto:julius.andrikonis@mif.vu.lt">julius.andrikonis@mif.vu.lt</text:a></text:span></text:p>
            <text:p><text:span text:style-name="T2">Matematikos ir informatikos fakultetas</text:span></text:p>
            <text:p><text:span text:style-name="T2">Vilniaus universitet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strų naudojimas</text:p>
          </draw:text-box>
        </draw:frame>
        <draw:frame presentation:style-name="pr5" draw:layer="layout" svg:width="24.599cm" svg:height="11.5cm" svg:x="2cm" svg:y="5.5cm" presentation:class="outline">
          <draw:text-box>
            <text:list text:style-name="L2">
              <text:list-item>
                <text:p>Komandose galima naudoti šiuos registrus:</text:p>
                <text:list>
                  <text:list-item>
                    <text:p>AX, BX, CX, DX, SI, DI, SP, BP</text:p>
                  </text:list-item>
                  <text:list-item>
                    <text:p>AL, AH, BL, BH, CL, CH, DL, DH</text:p>
                  </text:list-item>
                </text:list>
              </text:list-item>
              <text:list-item>
                <text:p>Adresavimui galima naudoti:</text:p>
                <text:list>
                  <text:list-item>
                    <text:p>registrus BX, SI, DI</text:p>
                  </text:list-item>
                  <text:list-item>
                    <text:p>registrų kombinacijas BX+SI, BX+DI</text:p>
                  </text:list-item>
                  <text:list-item>
                    <text:p>darbui steke <text:s/>BP, BP+SI ir BP+D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eikalingi įrankiai: Windows</text:p>
          </draw:text-box>
        </draw:frame>
        <draw:frame presentation:style-name="pr8" draw:layer="layout" svg:width="24.599cm" svg:height="13.919cm" svg:x="2cm" svg:y="5.5cm" presentation:class="outline" presentation:user-transformed="true">
          <draw:text-box>
            <text:list text:style-name="L2">
              <text:list-item>
                <text:p>Persikopijuokite <text:a xlink:href="file:///G:/Tasm">G:/Tasm</text:a> katalogą į savo <text:a xlink:href="file:///U:/">U:/</text:a> diską;</text:p>
              </text:list-item>
              <text:list-item>
                <text:p>Visas programas dėkite į tą patį katalogą;</text:p>
              </text:list-item>
              <text:list-item>
                <text:p>Atsidarykite Command Prompt langą:</text:p>
                <text:list>
                  <text:list-item>
                    <text:p>Start -&gt; Run;</text:p>
                  </text:list-item>
                  <text:list-item>
                    <text:p>Atsiradusiame lange įveskite <text:span text:style-name="T3">cmd</text:span><text:span text:style-name="T4">;</text:span></text:p>
                  </text:list-item>
                </text:list>
              </text:list-item>
              <text:list-item>
                <text:p><text:span text:style-name="T4">Nueikite į </text:span><text:span text:style-name="T4"><text:a xlink:href="file:///U:/Tasm">U:/Tasm</text:a></text:span><text:span text:style-name="T4"> katalogą:</text:span></text:p>
                <text:list>
                  <text:list-item>
                    <text:p><text:span text:style-name="T4">U:</text:span></text:p>
                  </text:list-item>
                  <text:list-item>
                    <text:p><text:span text:style-name="T4">cd ta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Reikalingi įrankiai: Linux</text:p>
          </draw:text-box>
        </draw:frame>
        <draw:frame presentation:style-name="pr8" draw:layer="layout" svg:width="24.599cm" svg:height="12.191cm" svg:x="2cm" svg:y="5.5cm" presentation:class="outline" presentation:user-transformed="true">
          <draw:text-box>
            <text:list text:style-name="L2">
              <text:list-item>
                <text:p>Parsisiųskite archyvą Asembleris.tar.gz į savo namų katalogą;</text:p>
              </text:list-item>
              <text:list-item>
                <text:p>Išskleiskite archyvą:</text:p>
                <text:list>
                  <text:list-item>
                    <text:p>tar -zxvf Asembleris.tar.gz</text:p>
                  </text:list-item>
                </text:list>
              </text:list-item>
              <text:list-item>
                <text:p>Programas dėkite į namų katalogo pakatalogį Prog;</text:p>
              </text:list-item>
              <text:list-item>
                <text:p>Paleiskite programą DosBox:</text:p>
                <text:list>
                  <text:list-item>
                    <text:p>Komandinėje eilutėje suveskite <text:span text:style-name="T3">dosbox</text:span><text:span text:style-name="T4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arbas su programa</text:p>
          </draw:text-box>
        </draw:frame>
        <draw:frame presentation:style-name="pr8" draw:layer="layout" svg:width="24.599cm" svg:height="12.629cm" svg:x="2cm" svg:y="5.5cm" presentation:class="outline" presentation:user-transformed="true">
          <draw:text-box>
            <text:list text:style-name="L2">
              <text:list-item>
                <text:p>Kompiliavimas: <text:span text:style-name="T3">tasm &lt;pavadinimas&gt;.asm</text:span></text:p>
              </text:list-item>
              <text:list-item>
                <text:p>Linkavimas: <text:span text:style-name="T3">tlink &lt;pavadinimas&gt;.obj</text:span></text:p>
              </text:list-item>
              <text:list-item>
                <text:p>Paleidimas: <text:span text:style-name="T3">&lt;pavadinimas&gt;.exe</text:span></text:p>
              </text:list-item>
              <text:list-item>
                <text:p>Debuginimas: <text:span text:style-name="T3">td &lt;pavadinimas&gt;.exe</text:span></text:p>
              </text:list-item>
              <text:list-item>
                <text:p>Čia <text:span text:style-name="T3">&lt;pavadinimas&gt;</text:span> – programos failo vardas be plėtinio (.asm);</text:p>
              </text:list-item>
              <text:list-item>
                <text:p>Standartiniai plėtiniai (.asm, .obj, .exe) gali būti praleidžiam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Darbas su debugeriu</text:p>
          </draw:text-box>
        </draw:frame>
        <draw:frame presentation:style-name="pr8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F8 – vykdoma kita komanda;</text:p>
              </text:list-item>
              <text:list-item>
                <text:p>F4 – vykdoma iki tos vietos, kur yra kursorius;</text:p>
              </text:list-item>
              <text:list-item>
                <text:p>F2 – įdedamas stabdos taškas (breakpoint);</text:p>
              </text:list-item>
              <text:list-item>
                <text:p>Alt-F5 – peržiūrėti ekrano turinį;</text:p>
              </text:list-item>
              <text:list-item>
                <text:p>Ctrl+G – leidžia nurodyti vietą, kurią rodyti lange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t" fo:country="L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is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eris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lius Andrikonis</meta:initial-creator>
    <meta:creation-date>2009-09-10T13:03:50.46</meta:creation-date>
    <meta:editing-duration>PT9H5M9S</meta:editing-duration>
    <meta:editing-cycles>23</meta:editing-cycles>
    <dc:date>2012-09-19T01:27:01.11</dc:date>
    <dc:creator>Julius Andrikonis</dc:creator>
    <meta:generator>OpenOffice.org/3.3$Win32 OpenOffice.org_project/330m20$Build-9567</meta:generator>
    <meta:printed-by>Julius Andrikonis</meta:printed-by>
    <meta:print-date>2011-09-14T13:13:19.96</meta:print-date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